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mbria Math1" svg:font-family="'Cambria Math'"/>
    <style:font-face style:name="Courier New" svg:font-family="'Courier New'" style:font-family-generic="modern"/>
    <style:font-face style:name="Arial" svg:font-family="Arial" style:font-family-generic="swiss"/>
    <style:font-face style:name="Copperplate Gothic Bold" svg:font-family="'Copperplate Gothic Bold'" style:font-family-generic="swiss"/>
    <style:font-face style:name="Lucida Sans1" svg:font-family="'Lucida Sans'" style:font-family-generic="swiss"/>
    <style:font-face style:name="Cambria Math" svg:font-family="'Cambria Math'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text-properties officeooo:rsid="000eddbf" officeooo:paragraph-rsid="000eddbf"/>
    </style:style>
    <style:style style:name="P2" style:family="paragraph" style:parent-style-name="Standard">
      <style:text-properties officeooo:rsid="000eddbf" officeooo:paragraph-rsid="0011b2ff"/>
    </style:style>
    <style:style style:name="P3" style:family="paragraph" style:parent-style-name="Standard">
      <style:text-properties officeooo:rsid="000eddbf" officeooo:paragraph-rsid="00684c24"/>
    </style:style>
    <style:style style:name="P4" style:family="paragraph" style:parent-style-name="Standard">
      <style:text-properties style:font-name="Ubuntu" fo:language="nn" fo:country="NO" officeooo:rsid="000eddbf" officeooo:paragraph-rsid="000eddbf"/>
    </style:style>
    <style:style style:name="P5" style:family="paragraph" style:parent-style-name="Standard">
      <style:text-properties style:font-name="Ubuntu" fo:language="nn" fo:country="NO" officeooo:rsid="006830ec" officeooo:paragraph-rsid="00684c24"/>
    </style:style>
    <style:style style:name="P6" style:family="paragraph" style:parent-style-name="Standard">
      <style:text-properties officeooo:rsid="000eddbf" officeooo:paragraph-rsid="000eddbf"/>
    </style:style>
    <style:style style:name="P7" style:family="paragraph" style:parent-style-name="Standard">
      <style:text-properties officeooo:rsid="00664ab6" officeooo:paragraph-rsid="00697356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2pt" fo:font-weight="normal" style:font-name-asian="Times New Roman1" style:font-size-asian="12pt" style:font-weight-asian="normal" style:font-name-complex="Lucida Sans Unicode" style:font-size-complex="12pt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Cambria Math1" officeooo:rsid="00115531" style:font-name-asian="Cambria Math1" style:font-name-complex="Cambria Math1"/>
    </style:style>
    <style:style style:name="T5" style:family="text">
      <style:text-properties style:text-position="0% 100%" officeooo:rsid="000aaeb6"/>
    </style:style>
    <style:style style:name="T6" style:family="text">
      <style:text-properties style:font-name="Cambria Math1" officeooo:rsid="00115531" style:font-name-asian="Cambria Math1" style:font-name-complex="Cambria Math1"/>
    </style:style>
    <style:style style:name="T7" style:family="text">
      <style:text-properties style:font-name="Cambria Math" officeooo:rsid="001979af" style:font-name-asian="Cambria Math1" style:font-name-complex="Cambria Math1"/>
    </style:style>
    <style:style style:name="T8" style:family="text">
      <style:text-properties officeooo:rsid="006830ec"/>
    </style:style>
    <style:style style:name="T9" style:family="text">
      <style:text-properties fo:font-weight="normal" officeooo:rsid="0018fef8" style:font-weight-asian="normal" style:font-weight-complex="normal"/>
    </style:style>
    <style:style style:name="T10" style:family="text">
      <style:text-properties style:font-name="Symbol" fo:font-size="12pt" fo:font-weight="normal" officeooo:rsid="0018fef8" style:font-name-asian="Times New Roman1" style:font-size-asian="12pt" style:font-weight-asian="normal" style:font-name-complex="Lucida Sans Unicode" style:font-size-complex="12pt" style:font-weight-complex="normal"/>
    </style:style>
    <style:style style:name="T11" style:family="text">
      <style:text-properties fo:font-size="12pt" fo:font-weight="normal" style:font-name-asian="Times New Roman1" style:font-size-asian="12pt" style:font-weight-asian="normal" style:font-name-complex="Lucida Sans Unicode" style:font-size-complex="12pt" style:font-weight-complex="normal"/>
    </style:style>
    <style:style style:name="T12" style:family="text">
      <style:text-properties fo:font-size="12pt" fo:font-weight="normal" officeooo:rsid="0018fef8" style:font-name-asian="Times New Roman1" style:font-size-asian="12pt" style:font-weight-asian="normal" style:font-name-complex="Lucida Sans Unicode" style:font-size-complex="12pt" style:font-weight-complex="normal"/>
    </style:style>
    <style:style style:name="T13" style:family="text">
      <style:text-properties fo:font-size="12pt" fo:font-weight="normal" officeooo:rsid="000eddbf" style:font-name-asian="Times New Roman1" style:font-size-asian="12pt" style:font-weight-asian="normal" style:font-name-complex="Lucida Sans Unicode" style:font-size-complex="12pt" style:font-weight-complex="normal"/>
    </style:style>
    <style:style style:name="T14" style:family="text">
      <style:text-properties officeooo:rsid="00664ab6"/>
    </style:style>
    <style:style style:name="T15" style:family="text">
      <style:text-properties officeooo:rsid="00085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PGAVE 2) – <text:span text:style-name="T15">Anders Bolt-Evensen</text:span></text:p>
      <text:p text:style-name="P1">Ansatt:</text:p>
      <text:p text:style-name="P1">Ansattnr<text:tab/>Etternavn<text:tab/>Fornavn</text:p>
      <text:p text:style-name="P1">1<text:tab/><text:tab/>Hansen<text:tab/><text:tab/>Arne</text:p>
      <text:p text:style-name="P1">2<text:tab/><text:tab/>Jensen<text:tab/><text:tab/>Kine</text:p>
      <text:p text:style-name="P1">3<text:tab/><text:tab/>Nordby<text:tab/><text:tab/>Espen</text:p>
      <text:p text:style-name="P1">4<text:tab/><text:tab/>Jansen<text:tab/><text:tab/>Laura</text:p>
      <text:p text:style-name="P1">5<text:tab/><text:tab/>Evensen<text:tab/><text:tab/>Jan</text:p>
      <text:p text:style-name="P1">6<text:tab/><text:tab/>Moen<text:tab/><text:tab/>Henriette</text:p>
      <text:p text:style-name="P1"/>
      <text:p text:style-name="P1">Prosjekt:</text:p>
      <text:p text:style-name="P1">Prosjektnr<text:tab/>Prosjektnavn</text:p>
      <text:p text:style-name="P1">1<text:tab/><text:tab/>Spillutvikling</text:p>
      <text:p text:style-name="P1">2<text:tab/><text:tab/>C-programmering</text:p>
      <text:p text:style-name="P1">3<text:tab/><text:tab/>Java-programmering</text:p>
      <text:p text:style-name="P1"/>
      <text:p text:style-name="P1">ProsjektArbeide</text:p>
      <text:p text:style-name="P1">Prosjektnr<text:tab/>Ansattnr<text:tab/>Timetall</text:p>
      <text:p text:style-name="P1">1<text:tab/><text:tab/>5<text:tab/><text:tab/>20</text:p>
      <text:p text:style-name="P1">2<text:tab/><text:tab/>2<text:tab/><text:tab/>20</text:p>
      <text:p text:style-name="P1">3<text:tab/><text:tab/>3<text:tab/><text:tab/>15</text:p>
      <text:p text:style-name="P1">2<text:tab/><text:tab/>3<text:tab/><text:tab/>5</text:p>
      <text:p text:style-name="P1">1<text:tab/><text:tab/>3<text:tab/><text:tab/>5</text:p>
      <text:p text:style-name="P1">2<text:tab/><text:tab/>5<text:tab/><text:tab/>10</text:p>
      <text:p text:style-name="P1">3<text:tab/><text:tab/>2<text:tab/><text:tab/>10</text:p>
      <text:p text:style-name="P1">2<text:tab/><text:tab/>1<text:tab/><text:tab/>20</text:p>
      <text:p text:style-name="P1">3<text:tab/><text:tab/>4<text:tab/><text:tab/>10</text:p>
      <text:p text:style-name="P1">2<text:tab/><text:tab/>6<text:tab/><text:tab/>25</text:p>
      <text:p text:style-name="P1">2<text:tab/><text:tab/>4<text:tab/><text:tab/>10</text:p>
      <text:p text:style-name="P1">1<text:tab/><text:tab/>4<text:tab/><text:tab/>10</text:p>
      <text:p text:style-name="P1"/>
      <text:p text:style-name="P1"/>
      <text:p text:style-name="P1">a)</text:p>
      <text:p text:style-name="P1">Hva heter de som jobber i prosjekt 3 til etternavn, hva heter prosjektet og hvor stort er timetallet for hver ansatt?</text:p>
      <text:p text:style-name="P2">π<text:span text:style-name="T1">etternavn</text:span>(ansatt)<text:span text:style-name="T6">⨝</text:span>(σ<text:span text:style-name="T1">prosjektnr=3</text:span>(prosjekt)<text:span text:style-name="T6">⨝</text:span>(π<text:span text:style-name="T1">timetall</text:span>(prosjektarbeide)))</text:p>
      <text:p text:style-name="P1"/>
      <text:p text:style-name="P1">b) Hvilke ansattnr har jobbet med et prosjekt i 10 eller flere timer?</text:p>
      <text:p text:style-name="P1">π<text:span text:style-name="T1">ansattnr</text:span>(ansatt(join)prosjektarbeide<text:span text:style-name="T15">(</text:span>σ<text:span text:style-name="T1">timetall&gt;20</text:span>)<text:span text:style-name="T15">)</text:span></text:p>
      <text:p text:style-name="P1"/>
      <text:p text:style-name="P2">c) σ<text:span text:style-name="T1">timetall&gt;20</text:span>(prosjektarbeie<text:span text:style-name="T6">⨝</text:span>ansatt)</text:p>
      <text:p text:style-name="P1"/>
      <text:p text:style-name="P1">d) Skriv ut for- og etternavn til de ansatte og hvilke prosjekt(er) de tilhører.</text:p>
      <text:p text:style-name="P3">π<text:span text:style-name="T1">fornavn, etternavn</text:span>(ansatt)<text:span text:style-name="T7">⟕</text:span>π<text:span text:style-name="T1">prosjektnr</text:span>(σ<text:span text:style-name="T1">prosjektarbeide.ansattnr=ansatt.ansattnr</text:span>)(prosjektarbeide)</text:p>
      <text:p text:style-name="P1"/>
      <text:p text:style-name="P1"/>
      <text:p text:style-name="P1"><text:soft-page-break/>e) Hva heter prosjektet til de ansatte med timetall &gt;20?</text:p>
      <text:p text:style-name="P1">π<text:span text:style-name="T1">prosjektnavn</text:span>(prosjekt)⋉σ<text:span text:style-name="T1">timetall&gt;20</text:span>(prosjektarbeide)</text:p>
      <text:p text:style-name="P1"/>
      <text:p text:style-name="P1">f) <text:span text:style-name="T8">Hvilke prosjekter finnes, og hva heter de som tilhører et prosjektarbeid?</text:span></text:p>
      <text:p text:style-name="P4"><text:span text:style-name="T9">Prosjekt </text:span><text:span text:style-name="T10"> </text:span><text:span text:style-name="T12">Ansatte</text:span></text:p>
      <text:p text:style-name="P5"><text:span text:style-name="T13">π</text:span><text:span text:style-name="T2">etternavn,fornavn</text:span><text:span text:style-name="T11">(Ansatte</text:span><text:span text:style-name="T10"></text:span><text:span text:style-name="T12">ProsjektArbeide)</text:span></text:p>
      <text:p text:style-name="P1"/>
      <text:p text:style-name="P1">g) Hva heter de ansatte som ikke er tilknyttet noen prosjekter?</text:p>
      <text:p text:style-name="P2">π<text:span text:style-name="T1">fornavn, etternavn</text:span>(ansatt)<text:span text:style-name="T6">⨝</text:span>(σ<text:span text:style-name="T1">prosjektnr-ansattnr</text:span>(prosjektarbeide))</text:p>
      <text:p text:style-name="P1"/>
      <text:p text:style-name="P1">h) <text:span text:style-name="T14">Er det noen prosjekter som har flere ansatte?</text:span></text:p>
      <text:p text:style-name="P7">π<text:span text:style-name="T1">prosjektnr</text:span><text:span text:style-name="T3">(Prosjekt)/Ansatt</text:span><text:span text:style-name="T4">⨝</text:span><text:span text:style-name="T3">(π</text:span><text:span text:style-name="T1">prosjektnr, prosjektnavn</text:span><text:span text:style-name="T3">(ProsjektArbeide)</text:span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mbria Math1" svg:font-family="'Cambria Math'"/>
    <style:font-face style:name="Courier New" svg:font-family="'Courier New'" style:font-family-generic="modern"/>
    <style:font-face style:name="Arial" svg:font-family="Arial" style:font-family-generic="swiss"/>
    <style:font-face style:name="Copperplate Gothic Bold" svg:font-family="'Copperplate Gothic Bold'" style:font-family-generic="swiss"/>
    <style:font-face style:name="Lucida Sans1" svg:font-family="'Lucida Sans'" style:font-family-generic="swiss"/>
    <style:font-face style:name="Cambria Math" svg:font-family="'Cambria Math'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pperplate Gothic Bold" fo:font-family="'Copperplate Gothic Bold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Hiof_20_brødtekst" style:display-name="Hiof brødtekst" style:family="paragraph" style:default-outline-level="">
      <style:paragraph-properties fo:margin-left="3cm" fo:margin-right="2.501cm" fo:line-height="150%" fo:text-align="start" style:justify-single-word="false" fo:orphans="0" fo:widows="0" fo:hyphenation-ladder-count="no-limit" fo:text-indent="0cm" style:auto-text-indent="false" style:punctuation-wrap="simple" style:writing-mode="lr-tb"/>
      <style:text-properties fo:color="#00000a" style:font-name="Arial1" fo:font-family="Arial" style:font-family-generic="roman" style:font-pitch="variable" fo:font-size="11pt" fo:language="nb" fo:country="NO" style:font-name-asian="Droid Sans Fallback" style:font-family-asian="'Droid Sans Fallback'" style:font-family-generic-asian="system" style:font-pitch-asian="variable" style:font-size-asian="11pt" style:language-asian="nb" style:country-asian="NO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line-height="200%"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12pt" fo:language="nb" fo:country="NO" style:font-name-asian="Droid Sans Fallback" style:font-family-asian="'Droid Sans Fallback'" style:font-family-generic-asian="system" style:font-pitch-asian="variable" style:font-size-asian="12pt" style:language-asian="nb" style:country-asian="NO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iof_20_Overskrift_20_1" style:display-name="Hiof Overskrift 1" style:family="paragraph" style:parent-style-name="Heading_20_1" style:default-outline-level="" style:list-style-name="">
      <style:paragraph-properties fo:margin-left="0cm" fo:margin-right="2.501cm" fo:margin-top="0.353cm" fo:margin-bottom="0cm" loext:contextual-spacing="true" fo:line-height="150%" fo:text-indent="0cm" style:auto-text-indent="false"/>
      <style:text-properties fo:color="#00000a" style:font-name="Times New Roman" fo:font-family="'Times New Roman'" style:font-family-generic="roman" style:font-pitch="variable" fo:font-size="12pt" fo:font-weight="bold" style:font-name-asian="Trebuchet MS" style:font-family-asian="'Trebuchet MS'" style:font-family-generic-asian="system" style:font-pitch-asian="variable" style:font-size-asian="12pt" style:font-weight-asian="bold" style:font-name-complex="Trebuchet MS" style:font-family-complex="'Trebuchet MS'" style:font-family-generic-complex="system" style:font-pitch-complex="variable" style:font-size-complex="11pt"/>
    </style:style>
    <style:style style:name="Hiof_20_Overskrfit_20_2" style:display-name="Hiof Overskrfit 2" style:family="paragraph" style:parent-style-name="Heading_20_2" style:default-outline-level="" style:list-style-name="">
      <style:paragraph-properties fo:margin-left="3cm" fo:margin-right="2.501cm" fo:margin-top="0.635cm" fo:margin-bottom="0.141cm" loext:contextual-spacing="true" fo:orphans="0" fo:widows="0" fo:text-indent="0cm" style:auto-text-indent="false"/>
      <style:text-properties fo:color="#0d0d0d" style:font-name="Times New Roman" fo:font-family="'Times New Roman'" style:font-family-generic="roman" style:font-pitch="variable" fo:font-size="12pt" style:font-name-asian="Trebuchet MS" style:font-family-asian="'Trebuchet MS'" style:font-family-generic-asian="system" style:font-pitch-asian="variable" style:font-size-asian="12pt" style:font-name-complex="Trebuchet MS" style:font-family-complex="'Trebuchet MS'" style:font-family-generic-complex="system" style:font-pitch-complex="variable" style:font-size-complex="11pt"/>
    </style:style>
    <style:style style:name="Hiof_20_overskrift_20_3" style:display-name="Hiof overskrift 3" style:family="paragraph" style:parent-style-name="Heading_20_3" style:default-outline-level="" style:list-style-name="">
      <style:paragraph-properties fo:margin-left="0cm" fo:margin-right="2.501cm" fo:margin-top="0.282cm" fo:margin-bottom="0cm" loext:contextual-spacing="true" fo:line-height="150%" fo:text-indent="0cm" style:auto-text-indent="false"/>
      <style:text-properties fo:color="#666666" style:font-name="Times New Roman" fo:font-family="'Times New Roman'" style:font-family-generic="roman" style:font-pitch="variable" fo:font-style="italic" fo:font-weight="bold" style:font-name-asian="Trebuchet MS" style:font-family-asian="'Trebuchet MS'" style:font-family-generic-asian="system" style:font-pitch-asian="variable" style:font-style-asian="italic" style:font-weight-asian="bold" style:font-name-complex="Trebuchet MS" style:font-family-complex="'Trebuchet MS'" style:font-family-generic-complex="system" style:font-pitch-complex="variable" style:font-size-complex="11pt"/>
    </style:style>
    <style:style style:name="Hiof_20_figur" style:display-name="Hiof figur" style:family="paragraph" style:parent-style-name="Hiof_20_brødtekst" style:default-outline-level="">
      <style:paragraph-properties fo:margin-left="0cm" fo:margin-right="0cm" fo:margin-top="0.141cm" fo:margin-bottom="0.141cm" loext:contextual-spacing="true" fo:line-height="100%" fo:text-indent="0cm" style:auto-text-indent="false"/>
      <style:text-properties fo:font-size="10pt" style:font-size-asian="10pt"/>
    </style:style>
    <style:style style:name="Hiof_20_Overskrift2" style:display-name="Hiof Overskrift2" style:family="paragraph" style:parent-style-name="Heading_20_2" style:default-outline-level="" style:list-style-name="">
      <style:paragraph-properties fo:margin-left="3cm" fo:margin-right="2.501cm" fo:margin-top="0.353cm" fo:margin-bottom="0cm" loext:contextual-spacing="true" fo:line-height="150%" fo:text-indent="0cm" style:auto-text-indent="false"/>
      <style:text-properties fo:color="#0d0d0d" style:font-name="Times New Roman" fo:font-family="'Times New Roman'" style:font-family-generic="roman" style:font-pitch="variable" fo:font-size="12pt" fo:font-style="italic" fo:font-weight="bold" style:font-name-asian="Trebuchet MS" style:font-family-asian="'Trebuchet MS'" style:font-family-generic-asian="system" style:font-pitch-asian="variable" style:font-size-asian="12pt" style:font-style-asian="italic" style:font-weight-asian="bold" style:font-name-complex="Trebuchet MS" style:font-family-complex="'Trebuchet MS'" style:font-family-generic-complex="system" style:font-pitch-complex="variable" style:font-size-complex="11pt"/>
    </style:style>
    <style:style style:name="Hiof_20_referanser" style:display-name="Hiof referanser" style:family="paragraph" style:parent-style-name="Standard" style:default-outline-level="">
      <style:paragraph-properties fo:margin-left="4.27cm" fo:margin-right="2.501cm" fo:line-height="100%" fo:text-indent="-1.27cm" style:auto-text-indent="false"/>
      <style:text-properties fo:color="#00000a" style:font-name="Times New Roman" fo:font-family="'Times New Roman'" style:font-family-generic="roman" style:font-pitch="variable" fo:font-size="12pt" style:font-name-asian="Trebuchet MS" style:font-family-asian="'Trebuchet MS'" style:font-family-generic-asian="system" style:font-pitch-asian="variable" style:font-size-asian="12pt" style:font-name-complex="Trebuchet MS" style:font-family-complex="'Trebuchet MS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eavsnitt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iof_20_brødtekst_20_Tegn" style:display-name="Hiof brødtekst Tegn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size-asian="12pt"/>
    </style:style>
    <style:style style:name="Hiof_20_Overskrift_20_1_20_Tegn" style:display-name="Hiof Overskrift 1 Tegn" style:family="text" style:parent-style-name="Hiof_20_brødtekst_20_Tegn">
      <style:text-properties fo:color="#00000a" style:font-name="Times New Roman" fo:font-family="'Times New Roman'" style:font-family-generic="roman" style:font-pitch="variable" fo:font-size="12pt" fo:font-weight="bold" style:font-name-asian="Trebuchet MS" style:font-family-asian="'Trebuchet MS'" style:font-family-generic-asian="system" style:font-pitch-asian="variable" style:font-size-asian="12pt" style:font-weight-asian="bold" style:font-name-complex="Trebuchet MS" style:font-family-complex="'Trebuchet MS'" style:font-family-generic-complex="system" style:font-pitch-complex="variable"/>
    </style:style>
    <style:style style:name="Hiof_20_Overskrfit_20_2_20_Tegn" style:display-name="Hiof Overskrfit 2 Tegn" style:family="text" style:parent-style-name="Hiof_20_brødtekst_20_Tegn">
      <style:text-properties fo:color="#0d0d0d" style:font-name="Times New Roman" fo:font-family="'Times New Roman'" style:font-family-generic="roman" style:font-pitch="variable" fo:font-size="12pt" style:font-name-asian="Trebuchet MS" style:font-family-asian="'Trebuchet MS'" style:font-family-generic-asian="system" style:font-pitch-asian="variable" style:font-size-asian="12pt" style:font-name-complex="Trebuchet MS" style:font-family-complex="'Trebuchet MS'" style:font-family-generic-complex="system" style:font-pitch-complex="variable"/>
    </style:style>
    <style:style style:name="Hiof_20_overskrift_20_3_20_Tegn" style:display-name="Hiof overskrift 3 Tegn" style:family="text" style:parent-style-name="Hiof_20_brødtekst_20_Tegn">
      <style:text-properties fo:color="#666666" style:font-name="Times New Roman" fo:font-family="'Times New Roman'" style:font-family-generic="roman" style:font-pitch="variable" fo:font-size="12pt" fo:font-style="italic" fo:font-weight="bold" style:font-name-asian="Trebuchet MS" style:font-family-asian="'Trebuchet MS'" style:font-family-generic-asian="system" style:font-pitch-asian="variable" style:font-size-asian="12pt" style:font-style-asian="italic" style:font-weight-asian="bold" style:font-name-complex="Trebuchet MS" style:font-family-complex="'Trebuchet MS'" style:font-family-generic-complex="system" style:font-pitch-complex="variable"/>
    </style:style>
    <style:style style:name="Hiof_20_figur_20_Tegn" style:display-name="Hiof figur Tegn" style:family="text" style:parent-style-name="Hiof_20_brødtekst_20_Tegn">
      <style:text-properties fo:color="#00000a" style:font-name="Times New Roman" fo:font-family="'Times New Roman'" style:font-family-generic="roman" style:font-pitch="variable" fo:font-size="10pt" style:font-size-asian="10pt"/>
    </style:style>
    <style:style style:name="Overskrift_20_2_20_Tegn" style:display-name="Overskrift 2 Tegn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size-asian="13pt" style:font-size-complex="13pt"/>
    </style:style>
    <style:style style:name="Overskrift_20_1_20_Tegn" style:display-name="Overskrift 1 Teg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Overskrift_20_3_20_Tegn" style:display-name="Overskrift 3 Tegn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iof_20_Overskrift2_20_Tegn" style:display-name="Hiof Overskrift2 Tegn" style:family="text" style:parent-style-name="Hiof_20_overskrift_20_3_20_Tegn">
      <style:text-properties fo:color="#0d0d0d" style:font-name="Times New Roman" fo:font-family="'Times New Roman'" style:font-family-generic="roman" style:font-pitch="variable" fo:font-size="12pt" fo:font-style="italic" fo:font-weight="bold" style:font-name-asian="Trebuchet MS" style:font-family-asian="'Trebuchet MS'" style:font-family-generic-asian="system" style:font-pitch-asian="variable" style:font-size-asian="12pt" style:font-style-asian="italic" style:font-weight-asian="bold" style:font-name-complex="Trebuchet MS" style:font-family-complex="'Trebuchet MS'" style:font-family-generic-complex="system" style:font-pitch-complex="variable"/>
    </style:style>
    <style:style style:name="Hiof_20_referanser_20_Tegn" style:display-name="Hiof referanser Tegn" style:family="text" style:parent-style-name="Hiof_20_Overskrift_20_1_20_Tegn">
      <style:text-properties fo:color="#00000a" style:font-name="Times New Roman" fo:font-family="'Times New Roman'" style:font-family-generic="roman" style:font-pitch="variable" fo:font-size="12pt" fo:font-weight="normal" style:font-name-asian="Trebuchet MS" style:font-family-asian="'Trebuchet MS'" style:font-family-generic-asian="system" style:font-pitch-asian="variable" style:font-size-asian="12pt" style:font-weight-asian="normal" style:font-name-complex="Trebuchet MS" style:font-family-complex="'Trebuchet MS'" style:font-family-generic-complex="system" style:font-pitch-complex="variable"/>
    </style:style>
    <style:style style:name="mw-headline" style:family="text" style:parent-style-name="Default_20_Paragraph_20_Fon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name-asian="Times New Roman" style:font-family-asian="'Times New Roman'" style:font-family-generic-asian="roman" style:font-pitch-asian="variable" style:font-size-asian="14pt" style:language-asian="nb" style:country-asian="NO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name-asian="Times New Roman" style:font-family-asian="'Times New Roman'" style:font-family-generic-asian="roman" style:font-pitch-asian="variable" style:font-size-asian="14pt" style:language-asian="nb" style:country-asian="NO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Standardskrift_20_for_20_avsnitt" style:display-name="Standardskrift for avsnitt" style:family="text"/>
    <style:style style:name="HTML-skrivemaskin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apple-converted-space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 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 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 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) 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 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 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t-Evensen</meta:initial-creator>
    <meta:creation-date>2015-09-09T13:58:32.881989194</meta:creation-date>
    <dc:date>2015-09-09T14:43:55.101971388</dc:date>
    <dc:creator>Anders Bolt-Evensen</dc:creator>
    <meta:editing-duration>PT2M29S</meta:editing-duration>
    <meta:editing-cycles>2</meta:editing-cycles>
    <meta:generator>LibreOffice/5.0.1.2.0$FreeBSD_X86_64 LibreOffice_project/00m0$Build-2</meta:generator>
    <meta:document-statistic meta:table-count="0" meta:image-count="0" meta:object-count="0" meta:page-count="2" meta:paragraph-count="45" meta:word-count="183" meta:character-count="1412" meta:non-whitespace-character-count="1236"/>
  </office:meta>
</office:document-meta>
</file>